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e810" officeooo:paragraph-rsid="001de810"/>
    </style:style>
    <style:style style:name="P2" style:family="paragraph" style:parent-style-name="Standard">
      <style:text-properties fo:font-weight="bold" officeooo:rsid="001de810" officeooo:paragraph-rsid="001de810" style:font-weight-asian="bold" style:font-weight-complex="bold"/>
    </style:style>
    <style:style style:name="P3" style:family="paragraph" style:parent-style-name="Standard">
      <style:text-properties fo:font-style="italic" officeooo:rsid="001de810" officeooo:paragraph-rsid="001de810" style:font-style-asian="italic" style:font-style-complex="italic"/>
    </style:style>
    <style:style style:name="P4" style:family="paragraph" style:parent-style-name="Standard">
      <style:text-properties style:text-underline-style="solid" style:text-underline-width="auto" style:text-underline-color="font-color" officeooo:rsid="001de810" officeooo:paragraph-rsid="001de810"/>
    </style:style>
    <style:style style:name="P5" style:family="paragraph" style:parent-style-name="Standard">
      <style:text-properties style:font-name="Arial" officeooo:rsid="001de810" officeooo:paragraph-rsid="001de8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5">Lorem ipsum dolor sit amet, consectetur adipiscing elit. Praesent ut diam eu risus blandit dictum. Vestibulum auctor, enim eu iaculis finibus, odio lorem lobortis ante, nec tristique erat ipsum ultrices nibh. Pellentesque a laoreet urna, a auctor magna. Etiam sit amet feugiat nunc. Sed libero ante, accumsan in lectus eu, lacinia vulputate urna. Quisque metus risus, congue vitae placerat quis, dignissim vel elit. Cras nec nibh sagittis ex sodales vehicula. Mauris non ligula eget neque tristique pretium eget ut libero. Sed vel dapibus elit. Nullam vel arcu id sem feugiat mollis. Fusce finibus at metus a venenatis. Aenean rutrum sem lobortis, eleifend dui ut, congue nulla. Fusce ultricies vitae lorem et semper. Nunc finibus orci orci, vel feugiat justo consectetur id. Mauris faucibus cursus sem a sodales.</text:p>
      <text:p text:style-name="P1"/>
      <text:p text:style-name="P2">In ornare fringilla magna sed aliquet. Nulla a rutrum massa. Curabitur diam est, vehicula at tortor eu, finibus bibendum ex. Aliquam vitae posuere velit. Class aptent taciti sociosqu ad litora torquent per conubia nostra, per inceptos himenaeos. Pellentesque ullamcorper facilisis enim eu hendrerit. Proin felis libero, vestibulum non justo eget, interdum imperdiet nisl. Etiam tempor sagittis velit auctor elementum. Phasellus facilisis lorem sed commodo dictum. Phasellus eu nunc a sem fringilla interdum. Curabitur mattis aliquam sem. Sed feugiat vestibulum libero, non gravida eros commodo a. Pellentesque varius, purus in tempus hendrerit, magna ante sodales tortor, rutrum pretium mi leo eu ante. In et gravida metus.</text:p>
      <text:p text:style-name="P1"/>
      <text:p text:style-name="P3">Donec luctus ullamcorper ipsum in euismod. Integer nulla justo, tincidunt pulvinar magna non, ullamcorper viverra justo. Praesent vitae sapien non purus mollis suscipit sed ut purus. Etiam euismod libero sed neque eleifend, ac dignissim tortor posuere. Ut venenatis massa ac eleifend interdum. Vestibulum dolor dui, blandit a faucibus vulputate, viverra vel turpis. Aenean dapibus vestibulum blandit. Maecenas fringilla nunc ut enim vehicula accumsan. Fusce eleifend mauris sit amet risus semper consectetur. Maecenas mattis ex in dignissim dictum. Praesent vitae molestie ligula. Phasellus iaculis lorem at dui hendrerit, eu porta quam imperdiet. Etiam vel libero ante. Donec in arcu nec est sollicitudin rhoncus a nec sapien. Curabitur rutrum faucibus velit, vitae bibendum sem porttitor eget. Etiam eu bibendum arcu.</text:p>
      <text:p text:style-name="P1"/>
      <text:p text:style-name="P4">Maecenas blandit dapibus magna, a tempor lacus auctor eu. Lorem ipsum dolor sit amet, consectetur adipiscing elit. Pellentesque rutrum rutrum mauris, eget finibus libero porttitor cursus. Nulla in lorem vel ligula dignissim egestas. Nunc sit amet orci fringilla, malesuada augue in, tristique mi. Etiam euismod aliquet sapien at suscipit. Sed enim libero, egestas et molestie sit amet, tincidunt sit amet nisi.</text:p>
      <text:p text:style-name="P1"/>
      <text:p text:style-name="P1">Cras eu ligula id leo molestie lacinia. Nullam in nisi et velit finibus molestie. Donec scelerisque risus leo, eget tempus lectus volutpat vitae. Praesent dignissim odio luctus turpis porta, id gravida mauris suscipit. Nunc nec vulputate eros, vel molestie ipsum. Aliquam porta blandit mauris. Pellentesque facilisis sed lacus nec feugiat. Nullam at dignissim nunc, quis finibus eros. Praesent non faucibus dui, in dignissim nisl. Nullam felis felis, suscipit ac congue non, placerat non risus. Ut volutpat eleifend sem et condimentum. Aliquam pretium ligula non interdum euismod. Nulla euismod iaculis enim vel bibendum. Quisque non velit porta, auctor est at, fermentum turpis. Vivamus ullamcorper porttitor vehicu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7:15:47.443045849</meta:creation-date>
    <dc:date>2018-12-30T16:20:14.028090486</dc:date>
    <meta:editing-duration>PT1M7S</meta:editing-duration>
    <meta:editing-cycles>2</meta:editing-cycles>
    <meta:generator>LibreOffice/5.1.6.2$Linux_X86_64 LibreOffice_project/10m0$Build-2</meta:generator>
    <meta:document-statistic meta:table-count="0" meta:image-count="0" meta:object-count="0" meta:page-count="1" meta:paragraph-count="5" meta:word-count="516" meta:character-count="3485" meta:non-whitespace-character-count="2973"/>
  </office:meta>
</office:document-meta>
</file>